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3pt"/>
    </style:style>
    <style:style style:name="co2" style:family="table-column">
      <style:table-column-properties fo:break-before="auto" style:column-width="99.81pt"/>
    </style:style>
    <style:style style:name="co3" style:family="table-column">
      <style:table-column-properties fo:break-before="auto" style:column-width="53.49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92.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ce5" office:value-type="string" calcext:value-type="string">
            <text:p>CLAIMED</text:p>
          </table:table-cell>
          <table:table-cell table:style-name="ce5" office:value-type="string" calcext:value-type="string">
            <text:p>ACTUAL</text:p>
          </table:table-cell>
          <table:table-cell table:style-name="ce5"/>
          <table:table-cell table:style-name="ce7" office:value-type="string" calcext:value-type="string">
            <text:p>MANUAL PG. 270</text:p>
          </table:table-cell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3" office:value-type="string" calcext:value-type="string">
            <text:p>NAME</text:p>
          </table:table-cell>
          <table:table-cell table:number-columns-repeated="2" table:style-name="ce5" office:value-type="string" calcext:value-type="string">
            <text:p>BYTES</text:p>
          </table:table-cell>
          <table:table-cell table:style-name="ce5" office:value-type="string" calcext:value-type="string">
            <text:p>VAR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ATIONID</text:p>
          </table:table-cell>
          <table:table-cell table:style-name="ce6"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NOT IN MANUAL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TRUCTTAG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ta-only structure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PC_TERMINA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EQUIPMENT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STATIONCOMP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MUXDATA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ata may follow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DESCRIPTRACE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ta may follow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LOCTRAC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PC_CALIBRATION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ata may follow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FEATURE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RESIDUAL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PC_EVEN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EVDESCR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ORIGIN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ERROR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FOCALMECH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MOMEN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VELMODEL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LAYER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PC_COMMENT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ing data follows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CAL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ata-only structure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RIGGERS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RIGSETTING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EVENTSETTING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DETECTO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ATODINFO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IMECORRECTION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INSTRUMENT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CHANSET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ollowed by 33…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CHANSETENTRY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ta-only structure</text:p>
          </table:table-cell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DB__1" table:target-range-address="Sheet1.B3:Sheet1.B32" table:contains-header="false"/>
        <table:database-range table:name="__Anonymous_Sheet_DB__0" table:target-range-address="Sheet1.B3:Sheet1.F3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22:00:26.933752493</meta:creation-date>
    <dc:date>2019-08-22T01:09:44.225031649</dc:date>
    <meta:editing-duration>PT3H9M3S</meta:editing-duration>
    <meta:editing-cycles>35</meta:editing-cycles>
    <meta:generator>LibreOffice/6.0.7.3$Linux_X86_64 LibreOffice_project/00m0$Build-3</meta:generator>
    <meta:document-statistic meta:table-count="1" meta:cell-count="153" meta:object-count="0"/>
  </office:meta>
</office:document-meta>
</file>